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KCS11/Xul wrapper API specifications</text:h>
      <text:h text:style-name="Heading_20_3" text:outline-level="3">Utility functions:</text:h>
      <text:p text:style-name="Text_20_body">Int getLastError()</text:p>
      <text:p text:style-name="Text_20_body"><text:tab/>returns the number of the last error encountered as specified in error.h</text:p>
      <text:p text:style-name="Text_20_body">bool initCrypto()</text:p>
      <text:p text:style-name="Text_20_body"><text:tab/>Initiates the crypto-system. <text:s/>Returns false on failure and sets error. <text:s/>Must be called before any <text:tab/>other function.</text:p>
      <text:p text:style-name="Text_20_body">void finalizeCrypto()</text:p>
      <text:p text:style-name="Text_20_body"><text:tab/>Finalizes the system. <text:s/>This call must be the final call. <text:s/>No function call other then InitCrypto() <text:tab/>may come afterward</text:p>
      <text:p text:style-name="Text_20_body">string[] enumerateCards()</text:p>
      <text:p text:style-name="Text_20_body"><text:tab/>returns a list of all cards on the system. <text:s/>A empty list indicates an error.</text:p>
      <text:p text:style-name="Text_20_body">Bool selectCard(int cardNum, string pin)</text:p>
      <text:p text:style-name="Text_20_body"><text:tab/>Selects card &lt;cardNum&gt; to use for subsequent operations and logs in using &lt;pin&gt;. <text:s/>Returns false on failure and sets error.</text:p>
      <text:p text:style-name="Text_20_body">String[] listCerts()</text:p>
      <text:p text:style-name="Text_20_body"><text:tab/>Lists all certs on the card. <text:s/>Null list indicates an error.</text:p>
      <text:p text:style-name="Text_20_body">Bool createCert(string)</text:p>
      <text:p text:style-name="Text_20_body"><text:tab/>Creates a cert named &lt;string&gt;. <text:s/>A return value of false indicates an error.</text:p>
      <text:h text:style-name="Heading_20_1" text:outline-level="1">File functions:</text:h>
      <text:p text:style-name="Text_20_body">Bool encryptFile(string input, string output, string cert)</text:p>
      <text:p text:style-name="Text_20_body"><text:tab/>Encrypts file &lt;input&gt;, saves it to file &lt;output&gt;, using the cert &lt;cert&gt;. <text:s/>Returns false if there is an <text:tab/>error.</text:p>
      <text:p text:style-name="Text_20_body">Bool signFile(string input, string output, string cert)</text:p>
      <text:p text:style-name="Text_20_body"><text:tab/>Signs a file &lt;input&gt;, saves it to file &lt;output&gt;, using the cert &lt;cert&gt;. <text:s/>Returns false if there is an <text:tab/>error.</text:p>
      <text:p text:style-name="Text_20_body">String loadFile(string input)</text:p>
      <text:p text:style-name="Text_20_body"><text:tab/>Loads the file &lt;input&gt;, figures out if it is decrypted, signed or is just plain text and returns the contents of the file in plain text. <text:s/>Empty string indicates an err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Dylan Enloe</meta:initial-creator>
    <meta:creation-date>2010-01-25T11:41:30</meta:creation-date>
    <dc:creator>Dylan Enloe</dc:creator>
    <dc:date>2010-03-12T13:29:06.92</dc:date>
    <dc:language>en-US</dc:language>
    <meta:editing-cycles>6</meta:editing-cycles>
    <meta:editing-duration>PT00H21M44S</meta:editing-duration>
    <meta:document-statistic meta:table-count="0" meta:image-count="0" meta:object-count="0" meta:page-count="1" meta:paragraph-count="23" meta:word-count="219" meta:character-count="1411"/>
    <meta:user-defined meta:name="Info 1"/>
    <meta:user-defined meta:name="Info 2"/>
    <meta:user-defined meta:name="Info 3"/>
    <meta:user-defined meta:name="Info 4"/>
  </office:meta>
</office:document-meta>
</file>